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BabelStone Han" svg:font-family="'BabelStone Han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3429in"/>
    </style:style>
    <style:style style:name="co2" style:family="table-column">
      <style:table-column-properties fo:break-before="auto" style:column-width="6.1965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0.9429in"/>
    </style:style>
    <style:style style:name="co6" style:family="table-column">
      <style:table-column-properties fo:break-before="auto" style:column-width="0.97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OCTOBER_20_-_20_GBM_20_Food_20_Budge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00ff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 style:data-style-name="N136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36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36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36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36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36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3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b6d7a8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CTOBER - GBM Food Budg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20" table:default-cell-style-name="Default"/>
        <table:table-row table:style-name="ro1">
          <table:table-cell table:number-columns-repeated="1025"/>
        </table:table-row>
        <table:table-row table:style-name="ro2">
          <table:table-cell/>
          <table:table-cell table:style-name="ce1" office:value-type="string" calcext:value-type="string">
            <text:p>Student Organization Name: SLUG</text:p>
          </table:table-cell>
          <table:table-cell table:style-name="ce11" office:value-type="string" calcext:value-type="string">
            <text:p>Semester: Fall</text:p>
          </table:table-cell>
          <table:table-cell table:style-name="ce20" office:value-type="string" calcext:value-type="string" table:number-columns-spanned="2" table:number-rows-spanned="1">
            <text:p>MONTH: October</text:p>
          </table:table-cell>
          <table:covered-table-cell table:style-name="ce26"/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Item Name</text:p>
          </table:table-cell>
          <table:table-cell table:style-name="ce12" office:value-type="string" calcext:value-type="string">
            <text:p>Price of Item</text:p>
          </table:table-cell>
          <table:table-cell table:style-name="ce12" office:value-type="string" calcext:value-type="string">
            <text:p>Quantity</text:p>
          </table:table-cell>
          <table:table-cell table:style-name="ce12" office:value-type="string" calcext:value-type="string">
            <text:p>Web Link</text:p>
          </table:table-cell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Food &amp; Drinks (H&amp;S Giovanni's Restaurant &amp; Pizzeria, ShopRite)</text:p>
          </table:table-cell>
          <table:table-cell table:style-name="ce13"/>
          <table:table-cell table:style-name="ce21"/>
          <table:table-cell table:style-name="ce27"/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Large 16'' Cheese Pizza</text:p>
          </table:table-cell>
          <table:table-cell table:style-name="ce14" office:value-type="float" office:value="18.95" calcext:value-type="float">
            <text:p><text:s/>$18.95 </text:p>
          </table:table-cell>
          <table:table-cell table:style-name="ce22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https://slicelife.com/restaurants/nj/hoboken/07030/h-s-giovanni-s/menu?utm_campaign=direct_websites&amp;ajs_aid=&amp;client_id=&amp;view_product=17082451" xlink:type="simple">https://slicelife.com/restaurants/nj/hoboken/07030/h-s-giovanni-s/menu?utm_campaign=direct_websites&amp;ajs_aid=&amp;client_id=&amp;view_product=17082451</text:a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Large 16'' Pepperoni Pizza</text:p>
          </table:table-cell>
          <table:table-cell table:style-name="ce15" office:value-type="float" office:value="21.8" calcext:value-type="float">
            <text:p><text:s/>$21.80 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https://slicelife.com/restaurants/nj/hoboken/07030/h-s-giovanni-s/menu?utm_campaign=direct_websites&amp;ajs_aid=&amp;client_id=&amp;view_product=17082451" xlink:type="simple">https://slicelife.com/restaurants/nj/hoboken/07030/h-s-giovanni-s/menu?utm_campaign=direct_websites&amp;ajs_aid=&amp;client_id=&amp;view_product=17082451</text:a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Poland Spring 100% Natural Spring Water, 16.9 fl oz, 24 count</text:p>
          </table:table-cell>
          <table:table-cell table:style-name="ce15" office:value-type="float" office:value="5" calcext:value-type="float">
            <text:p><text:s/>$5.00 </text:p>
          </table:table-cell>
          <table:table-cell table:style-name="ce21" office:value-type="float" office:value="1" calcext:value-type="float">
            <text:p>1</text:p>
          </table:table-cell>
          <table:table-cell table:style-name="ce28" office:value-type="string" calcext:value-type="string">
            <text:p><text:a xlink:href="https://www.acmemarkets.com/shop/product-details.970037308.html" xlink:type="simple">https://www.acmemarkets.com/shop/product-details.970037308.html</text:a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Frito Lay Snacks Flavor Mix Variety Packs 41 3/8 Oz, 42 Count</text:p>
          </table:table-cell>
          <table:table-cell table:style-name="ce15" office:value-type="float" office:value="19.99" calcext:value-type="float">
            <text:p><text:s/>$19.99 </text:p>
          </table:table-cell>
          <table:table-cell table:style-name="ce21" office:value-type="float" office:value="2" calcext:value-type="float">
            <text:p>2</text:p>
          </table:table-cell>
          <table:table-cell table:style-name="ce28" office:value-type="string" calcext:value-type="string">
            <text:p><text:a xlink:href="https://www.acmemarkets.com/shop/product-details.960143755.html" xlink:type="simple">https://www.acmemarkets.com/shop/product-details.960143755.html</text:a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Arizona Arnold Palmer Lite Half &amp; Half Iced Tea Lemonade, 11.5 fl oz, 12 count</text:p>
          </table:table-cell>
          <table:table-cell table:style-name="ce14" office:value-type="float" office:value="5.99" calcext:value-type="float">
            <text:p><text:s/>$5.99 </text:p>
          </table:table-cell>
          <table:table-cell table:style-name="ce22" office:value-type="float" office:value="1" calcext:value-type="float">
            <text:p>1</text:p>
          </table:table-cell>
          <table:table-cell table:style-name="ce29" office:value-type="string" calcext:value-type="string">
            <text:p><text:a xlink:href="https://www.shoprite.com/sm/planning/rsid/118/product/arizona-arnold-palmer-lite-half-&amp;-half-iced-tea-lemonade-115-fl-oz-12-count-id-00613008725921" xlink:type="simple">https://www.shoprite.com/sm/planning/rsid/118/product/arizona-arnold-palmer-lite-half-&amp;-half-iced-tea-lemonade-115-fl-oz-12-count-id-00613008725921</text:a></text:p>
          </table:table-cell>
          <table:table-cell table:number-columns-repeated="1020"/>
        </table:table-row>
        <table:table-row table:style-name="ro2">
          <table:table-cell/>
          <table:table-cell table:style-name="ce5"/>
          <table:table-cell table:style-name="ce14"/>
          <table:table-cell table:style-name="ce23"/>
          <table:table-cell table:style-name="ce30"/>
          <table:table-cell table:number-columns-repeated="1020"/>
        </table:table-row>
        <table:table-row table:style-name="ro2">
          <table:table-cell/>
          <table:table-cell table:style-name="ce6"/>
          <table:table-cell table:style-name="ce16" table:formula="of:=SUMPRODUCT([.C5:.C10];[.D5:.D10])" office:value-type="float" office:value="91.72" calcext:value-type="float">
            <text:p><text:s/>$91.72 </text:p>
          </table:table-cell>
          <table:table-cell table:style-name="ce24" table:number-columns-repeated="2"/>
          <table:table-cell table:number-columns-repeated="1020"/>
        </table:table-row>
        <table:table-row table:style-name="ro2">
          <table:table-cell/>
          <table:table-cell table:style-name="ce7"/>
          <table:table-cell table:style-name="ce17"/>
          <table:table-cell table:style-name="ce25"/>
          <table:table-cell table:style-name="ce10"/>
          <table:table-cell table:number-columns-repeated="1020"/>
        </table:table-row>
        <table:table-row table:style-name="ro2">
          <table:table-cell/>
          <table:table-cell table:style-name="ce8" table:number-columns-repeated="2"/>
          <table:table-cell table:style-name="ce10" table:number-columns-repeated="2"/>
          <table:table-cell table:number-columns-repeated="1020"/>
        </table:table-row>
        <table:table-row table:style-name="ro2">
          <table:table-cell/>
          <table:table-cell table:style-name="ce9" office:value-type="string" calcext:value-type="string">
            <text:p>Grand Total:</text:p>
          </table:table-cell>
          <table:table-cell table:style-name="ce18" table:formula="of:=[.C11]" office:value-type="float" office:value="91.72" calcext:value-type="float">
            <text:p><text:s/>$91.72 </text:p>
          </table:table-cell>
          <table:table-cell table:style-name="ce10" table:number-columns-repeated="2"/>
          <table:table-cell table:number-columns-repeated="1020"/>
        </table:table-row>
        <table:table-row table:style-name="ro2">
          <table:table-cell/>
          <table:table-cell table:style-name="ce10" office:value-type="string" calcext:value-type="string">
            <text:p>Estimate with Taxes</text:p>
          </table:table-cell>
          <table:table-cell table:style-name="ce19" table:formula="of:=[.C14]* 1.0663" office:value-type="float" office:value="97.801036" calcext:value-type="float">
            <text:p><text:s/>$97.80 </text:p>
          </table:table-cell>
          <table:table-cell table:number-columns-repeated="1022"/>
        </table:table-row>
        <table:table-row table:style-name="ro2" table:number-rows-repeated="1048542">
          <table:table-cell table:number-columns-repeated="1025"/>
        </table:table-row>
        <table:table-row table:style-name="ro1" table:number-rows-repeated="18">
          <table:table-cell table:number-columns-repeated="1025"/>
        </table:table-row>
        <table:table-row table:style-name="ro1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BabelStone Han" svg:font-family="'BabelStone Han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6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6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10:35:47.4917428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OCTOBER_20_-_20_GBM_20_Food_20_Budget" style:display-name="PageStyle_OCTOBER - GBM Food Budge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0-29T10:41:29.278799880</dc:date>
    <meta:editing-duration>PT5M41S</meta:editing-duration>
    <meta:editing-cycles>2</meta:editing-cycles>
    <meta:document-statistic meta:table-count="1" meta:cell-count="33" meta:object-count="0"/>
  </office:meta>
</office:document-meta>
</file>